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09e8f" officeooo:paragraph-rsid="00009e8f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1fbe8" officeooo:paragraph-rsid="0001fbe8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af9f2" officeooo:paragraph-rsid="000af9f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3bb0a" officeooo:paragraph-rsid="0003bb0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4123" officeooo:paragraph-rsid="000841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927f1" officeooo:paragraph-rsid="000927f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af9f2" officeooo:paragraph-rsid="000af9f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4ec74" officeooo:paragraph-rsid="0014ec7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6bbeb" officeooo:paragraph-rsid="0016bbe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e9624" officeooo:paragraph-rsid="001e9624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faee0" officeooo:paragraph-rsid="001faee0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25a177" officeooo:paragraph-rsid="0025a17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2690ae" officeooo:paragraph-rsid="002690ae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6bbeb" officeooo:paragraph-rsid="0016bbe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51b8f" officeooo:paragraph-rsid="00251b8f" style:font-size-asian="10.5pt" style:font-weight-asian="normal" style:font-size-complex="12pt" style:font-weight-complex="normal"/>
    </style:style>
    <style:style style:name="T1" style:family="text">
      <style:text-properties officeooo:rsid="00084123"/>
    </style:style>
    <style:style style:name="T2" style:family="text">
      <style:text-properties officeooo:rsid="000d4c8c"/>
    </style:style>
    <style:style style:name="T3" style:family="text">
      <style:text-properties officeooo:rsid="000dc9e5"/>
    </style:style>
    <style:style style:name="T4" style:family="text">
      <style:text-properties officeooo:rsid="0012d77b"/>
    </style:style>
    <style:style style:name="T5" style:family="text">
      <style:text-properties officeooo:rsid="0013d1ca"/>
    </style:style>
    <style:style style:name="T6" style:family="text">
      <style:text-properties officeooo:rsid="00159b31"/>
    </style:style>
    <style:style style:name="T7" style:family="text">
      <style:text-properties officeooo:rsid="00181179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00263" style:font-weight-asian="normal" style:font-weight-complex="normal"/>
    </style:style>
    <style:style style:name="T10" style:family="text">
      <style:text-properties fo:font-weight="normal" officeooo:rsid="00218e7f" style:font-weight-asian="normal" style:font-weight-complex="normal"/>
    </style:style>
    <style:style style:name="T11" style:family="text">
      <style:text-properties fo:font-weight="normal" officeooo:rsid="0022d36e" style:font-weight-asian="normal" style:font-weight-complex="normal"/>
    </style:style>
    <style:style style:name="T12" style:family="text">
      <style:text-properties fo:font-weight="normal" officeooo:rsid="002690ae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unti tesi</text:p>
      <text:p text:style-name="P2">Costruzione reticolo <text:span text:style-name="T1">e caratteristiche piramide</text:span></text:p>
      <text:p text:style-name="P4">Notare come sia composto da quadrati di taglia compresa tra 1 e nl-1 da entrambi i lati e poi un quadrato di taglia nl al centro, la distanza tra gli atomi nei quadrati è quella tra primi vicini. Conviene creare i quadrati da un lato scegliendo l’origine degli assi coincidente con il centro dell’ottaedro ed andare progressivamente a diminuire il lato fino ad 1. Poi speculare in modo da avere l’alta metà. Creando i quadrati è più comodo poi troncarli. </text:p>
      <text:p text:style-name="P4">I quadrati sono sfalsati l’uno rispetto all’altro di mezzo passo (controllare!!!!), in questo modo viene un fcc</text:p>
      <text:p text:style-name="P4"/>
      <text:p text:style-name="P5">L’angolo nella piramide regolare equilatera a base quadrata è di 54,74 gradi ovvero 0.95539323 rad</text:p>
      <text:p text:style-name="P6">quindi la distanza tra due piani è di distanza tra pv per seno di teta</text:p>
      <text:p text:style-name="P6"/>
      <text:p text:style-name="P6"/>
      <text:p text:style-name="P3">Troncamento dell’ottaedro (in modo totalmente antisimmetrico)</text:p>
      <text:p text:style-name="P7">bisogna troncare tutti i vertici di un certo numero di piani quadrati. Per quelli lungo l’asse è più facile per come ho costruito la piramide, <text:span text:style-name="T2">gli altri lati non facilissimo. Sono quadrati centrati su asse x, </text:span><text:span text:style-name="T3">creo una funzione che tagli i quadrati mentre li crea, e questa va usata fino ad un certo punto e poi va usata quella non cut. </text:span><text:span text:style-name="T4">E lungo l’asse x si tronca il ciclo </text:span><text:span text:style-name="T5">a quel quadrato </text:span></text:p>
      <text:p text:style-name="P8">TROVARE UN MODO DI CALCOLARE IL NUMERO DI ATOMI <text:span text:style-name="T6">IN FUNZIONE DEI CUT</text:span></text:p>
      <text:p text:style-name="P9">E DI CONSEGUENZA AGGIUSTARE <text:span text:style-name="T7">ALLA FINE NECESSARIO PER FORZA FARE IL CUT DEI QUADRATI MENTRE SI CREANO<text:tab/></text:span></text:p>
      <text:p text:style-name="P9"/>
      <text:p text:style-name="P15">Fatto e funzionante</text:p>
      <text:p text:style-name="P9"/>
      <text:p text:style-name="P9">////////////////////////////////////////////////////////////////////////////////////////////////////////////////////////////////////</text:p>
      <text:p text:style-name="P9"/>
      <text:p text:style-name="P10">Task 2: <text:span text:style-name="T8">Mettere un atomo d’oro in posizione casuale in un sito esterno all’ottaedro e farlo muovere con montecarlo cinetico (andando a stimare le mosse possibili) e, per ora, assegnando una probabilità uguale per ogni mossa. </text:span></text:p>
      <text:p text:style-name="P10"><text:span text:style-name="T8"/></text:p>
      <text:p text:style-name="P11">Idea:<text:span text:style-name="T8"> Creare quadrati di mag</text:span><text:span text:style-name="T9">giori di una dimensione rispetto a quello che dovrei fare, e poi includere nella matrice degli atomi quelli che mi interessano e poi avere ‘salvate’ le posizioni esterne. </text:span><text:span text:style-name="T10">Per ogni posizione esterna io saprò quali sono i suoi primi vicini (devo fare una funzione in grado di numerarli) in questo modo posso fare come a </text:span><text:span text:style-name="T11">Montecarlo. </text:span></text:p>
      <text:p text:style-name="P11"><text:span text:style-name="T11"/></text:p>
      <text:p text:style-name="P12"><text:span text:style-name="T11">D</text:span><text:span text:style-name="T8">evo creare un vettore con le posizioni esterne, </text:span><text:span text:style-name="T12">e alla fine mi interessa lavorare su quello. Potrei fare un programma che legge le posizioni da un file, in modo tale da non dover ricreare la struttura ogni volta. </text:span></text:p>
      <text:p text:style-name="P13"><text:span text:style-name="T12">N</text:span><text:span text:style-name="T8">on saprei come </text:span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3T15:44:01.442554283</meta:creation-date>
    <dc:date>2024-10-15T17:09:28.078363264</dc:date>
    <meta:editing-duration>P3DT1H59M46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384" meta:character-count="2375" meta:non-whitespace-character-count="1999"/>
  </office:meta>
</office:document-meta>
</file>